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Nina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9, 1896</text:p>
      <text:p text:style-name="P5">Month<text:tab/><text:tab/><text:tab/><text:tab/><text:tab/><text:tab/>Jul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. Morais/</text:p>
      <text:p text:style-name="P2">546 N. Fifth St/</text:p>
      <text:p text:style-name="P3">Philadelphia, July 19 1896/</text:p>
      <text:p text:style-name="P3">9th of Ab-56/</text:p>
      <text:p text:style-name="P2">My dear Nina:/</text:p>
      <text:p text:style-name="P2"><text:tab/>My writing this morning is at the same time a painful and/ agreeable duty. <text:s/>Had I enjoyed fair health, duty would have found me/ in Synagogue, had I been suffering still as I have suffered during the/ whole week past, I could not make the effort of addressing you. <text:s/>Henry/ has assumed my place. <text:s/>Esther went for me to the burial ground to give/ the keeper a few dollars./</text:p>
      <text:p text:style-name="P2"><text:tab/>Many called on me yesterday. <text:s/>I saw none, except Herman. <text:s/>Now, my/ last sickness brought to mind what I spoke to you about several times/ when you were here. <text:s/>There has been a period in my life, when my aversion/ to publishing anything of mine, or about myself, determined me to deal/ with my writings as with my body, viz, to have them consumed in two/ layers of quick line[sic!]. <text:s/>But I <text:soft-page-break/>reconsidered that thought, for some things/ which I may have translated from Hebrew or Italian, and somethings ori-/ginal may be of service to modern Jewish literature. <text:s/>In that case it/ would be selfish to carry out the original idea. <text:s/>In the large book/ labelled[sic!] "Published writings" in the box named "lectures" there may be/ met what a discreet and unbiased reviewer will reproduce in correct and/ interesting shape. <text:s/>For instance, the "Prolegomena" just given has been/ favorably received. <text:s/>As soon as I receive a copy of it I will mark/ corrections which the editor did not rectify, notwithstanding his/ promise. <text:s/>Sometime ago, I looked over other writings, but you know how/ difficult it is for me to go searching into mistakes, and clearing/ whatever is dirty from a literary standpoint. <text:s/>Henry's blind partiality/ might thwart my intention. <text:s/>Possibly, <text:span text:style-name="T2">je wpi;d ;et tje 1/2ress bring</text:span> he would let the press bring/</text:p>
      <text:p text:style-name="P2"/>
      <text:p text:style-name="P2">[Page 2]</text:p>
      <text:p text:style-name="P2">forth every scrap, which may have pleased at the time, but which might,/ perhaps, read as valueless in after years. <text:s/>Yourself and Emanuel would/ exercise due discretion, and regarding the Hebrew, you may find some/ impartial critic./</text:p>
      <text:p text:style-name="P2"><text:tab/>Lectures, unless of a national or literary tendency, may as well/ be consigned to oblivion. <text:s/>My predecessor has left many volumes of/ sermons. <text:s/>Who reads them? <text:s/>My contemporaries, send broadcast their/ weekly discourses. <text:s/>They will be shortlived. <text:s/>Let therefore deep con-/sideration guide the printing of anything of mine./</text:p>
      <text:p text:style-name="P2"><text:tab/>If I succeed in having Jeremiah translated it will appear in the/ next Bible and you may say that the translation was mine. <text:s/>I could not/ attend the last meeting of the translators on Thursday, but it is a/ question in my mind whether I would submit to have my rendition over-/hauled by the text revisors. <text:s/>Time will show./</text:p>
      <text:p text:style-name="P2"><text:tab/>My principal anxiety now is how to be rejuvenated enough for/ the fall work. <text:s/>Let us hope on/ Good bye keep well/ much love from/ S. M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36:26.94</meta:creation-date>
    <meta:document-statistic meta:table-count="0" meta:image-count="0" meta:object-count="0" meta:page-count="3" meta:paragraph-count="73" meta:word-count="647" meta:character-count="4065"/>
    <dc:date>2012-01-05T13:05:55.36</dc:date>
    <dc:creator>Penn Libraries</dc:creator>
    <meta:editing-duration>PT00H14M17S</meta:editing-duration>
    <meta:editing-cycles>1</meta:editing-cycles>
    <meta:generator>OpenOffice.org/3.2$Win32 OpenOffice.org_project/320m12$Build-9483</meta:generator>
  </office:meta>
</office:document-meta>
</file>